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Range_20_Green">
      <style:graphic-properties draw:textarea-vertical-align="middle" draw:auto-grow-height="false" fo:min-height="0.635cm" fo:min-width="0.953cm"/>
    </style:style>
    <style:style style:name="gr2" style:family="graphic" style:parent-style-name="Range_20_Orange">
      <style:graphic-properties draw:textarea-vertical-align="middle" draw:auto-grow-height="false" fo:min-height="0.635cm" fo:min-width="0.635cm"/>
      <style:paragraph-properties style:writing-mode="lr-tb"/>
    </style:style>
    <style:style style:name="gr3" style:family="graphic" style:parent-style-name="Range_20_Green">
      <style:graphic-properties draw:textarea-vertical-align="middle" draw:auto-grow-height="false" fo:min-height="0.635cm" fo:min-width="2.223cm"/>
    </style:style>
    <style:style style:name="gr4" style:family="graphic" style:parent-style-name="Range_20_Green">
      <style:graphic-properties draw:textarea-vertical-align="middle" draw:auto-grow-height="false" fo:min-height="0.635cm" fo:min-width="1.588cm"/>
    </style:style>
    <style:style style:name="gr5" style:family="graphic" style:parent-style-name="Range_20_Green">
      <style:graphic-properties draw:textarea-vertical-align="middle" draw:auto-grow-height="false" fo:min-height="0.635cm" fo:min-width="1.587cm"/>
    </style:style>
    <style:style style:name="gr6" style:family="graphic" style:parent-style-name="Range_20_Blue">
      <style:graphic-properties draw:textarea-vertical-align="middle" draw:auto-grow-height="false" fo:min-height="0.635cm" fo:min-width="1.588cm"/>
      <style:paragraph-properties style:writing-mode="lr-tb"/>
    </style:style>
    <style:style style:name="gr7" style:family="graphic" style:parent-style-name="Range_20_Blue">
      <style:graphic-properties draw:textarea-vertical-align="middle" draw:auto-grow-height="false" fo:min-height="0.635cm" fo:min-width="1.27cm"/>
      <style:paragraph-properties style:writing-mode="lr-tb"/>
    </style:style>
    <style:style style:name="gr8" style:family="graphic" style:parent-style-name="Range_20_Blue">
      <style:graphic-properties draw:textarea-vertical-align="middle" draw:auto-grow-height="false" fo:min-height="0.635cm" fo:min-width="0.953cm"/>
      <style:paragraph-properties style:writing-mode="lr-tb"/>
    </style:style>
    <style:style style:name="gr9" style:family="graphic" style:parent-style-name="Range_20_Orange">
      <style:graphic-properties draw:textarea-vertical-align="middle" draw:auto-grow-height="false" fo:min-height="0.635cm" fo:min-width="0.952cm"/>
      <style:paragraph-properties style:writing-mode="lr-tb"/>
    </style:style>
    <style:style style:name="gr10" style:family="graphic" style:parent-style-name="Range_20_Magenta">
      <style:graphic-properties draw:textarea-vertical-align="middle" draw:auto-grow-height="false" fo:min-height="0.635cm" fo:min-width="1.269cm"/>
    </style:style>
    <style:style style:name="gr11" style:family="graphic" style:parent-style-name="Range_20_Magenta">
      <style:graphic-properties draw:textarea-vertical-align="middle" draw:auto-grow-height="false" fo:min-height="0.635cm" fo:min-width="1.27cm"/>
    </style:style>
    <style:style style:name="gr12" style:family="graphic" style:parent-style-name="Range_20_Green">
      <style:graphic-properties draw:textarea-vertical-align="middle" draw:auto-grow-height="false" fo:min-height="0.635cm" fo:min-width="2.54cm"/>
    </style:style>
    <style:style style:name="gr13" style:family="graphic" style:parent-style-name="Range_20_Green">
      <style:graphic-properties draw:textarea-vertical-align="middle" draw:auto-grow-height="false" fo:min-height="0.635cm" fo:min-width="1.27cm"/>
    </style:style>
    <style:style style:name="gr14" style:family="graphic" style:parent-style-name="Range_20_Blue">
      <style:graphic-properties draw:textarea-vertical-align="middle" draw:auto-grow-height="false" fo:min-height="0.635cm" fo:min-width="2.858cm"/>
      <style:paragraph-properties style:writing-mode="lr-tb"/>
    </style:style>
    <style:style style:name="gr15" style:family="graphic" style:parent-style-name="Range_20_Orange">
      <style:graphic-properties draw:textarea-vertical-align="middle" draw:auto-grow-height="false" fo:min-height="0.635cm" fo:min-width="1.27cm"/>
      <style:paragraph-properties style:writing-mode="lr-tb"/>
    </style:style>
    <style:style style:name="gr16" style:family="graphic" style:parent-style-name="Range_20_Green">
      <style:graphic-properties draw:textarea-vertical-align="middle" draw:auto-grow-height="false" fo:min-height="0.635cm" fo:min-width="5.398cm"/>
    </style:style>
    <style:style style:name="gr17" style:family="graphic" style:parent-style-name="Range">
      <style:graphic-properties draw:textarea-vertical-align="middle" draw:auto-grow-height="false" fo:min-height="0.635cm" fo:min-width="14.288cm"/>
      <style:paragraph-properties style:writing-mode="lr-tb"/>
    </style:style>
    <style:style style:name="gr18" style:family="graphic" style:parent-style-name="Legend">
      <style:graphic-properties draw:textarea-horizontal-align="left" draw:auto-grow-height="true" draw:auto-grow-width="false" fo:min-height="0.635cm" fo:min-width="0cm"/>
      <style:paragraph-properties style:writing-mode="lr-tb"/>
    </style:style>
    <style:style style:name="gr19" style:family="graphic" style:parent-style-name="Legend">
      <style:graphic-properties draw:textarea-horizontal-align="left" draw:auto-grow-height="true" draw:auto-grow-width="false" fo:min-height="0.577cm" fo:min-width="2.452cm"/>
      <style:paragraph-properties style:writing-mode="lr-tb"/>
    </style:style>
    <style:style style:name="gr20" style:family="graphic" style:parent-style-name="Range_20_Yellow">
      <style:graphic-properties draw:textarea-vertical-align="middle" draw:auto-grow-height="false" fo:min-height="0.635cm" fo:min-width="2.858cm"/>
      <style:paragraph-properties style:writing-mode="lr-tb"/>
    </style:style>
    <style:style style:name="gr21" style:family="graphic" style:parent-style-name="Arrow_20_Dashed">
      <style:graphic-properties/>
    </style:style>
    <style:style style:name="gr22" style:family="graphic" style:parent-style-name="Range_20_Yellow">
      <style:graphic-properties draw:textarea-vertical-align="middle" draw:auto-grow-height="false" fo:min-height="0.635cm" fo:min-width="1.588cm"/>
      <style:paragraph-properties style:writing-mode="lr-tb"/>
    </style:style>
    <style:style style:name="gr23" style:family="graphic" style:parent-style-name="Range_20_Yellow">
      <style:graphic-properties draw:textarea-vertical-align="middle" draw:auto-grow-height="false" fo:min-height="0.635cm" fo:min-width="0.953cm"/>
      <style:paragraph-properties style:writing-mode="lr-tb"/>
    </style:style>
    <style:style style:name="gr24" style:family="graphic" style:parent-style-name="Page_20_Title">
      <style:graphic-properties draw:auto-grow-width="true" fo:min-height="1.018cm" fo:min-width="6.35cm"/>
      <style:paragraph-properties style:writing-mode="lr-tb"/>
    </style:style>
    <style:style style:name="gr25" style:family="graphic" style:parent-style-name="Thick">
      <style:graphic-properties draw:textarea-vertical-align="middle" draw:auto-grow-height="false" fo:min-height="7.526cm" fo:min-width="0.342cm"/>
    </style:style>
    <style:style style:name="gr26" style:family="graphic" style:parent-style-name="Thick">
      <style:graphic-properties draw:textarea-vertical-align="middle" draw:auto-grow-height="false" fo:min-height="16.255cm" fo:min-width="0.357cm"/>
    </style:style>
    <style:style style:name="gr27" style:family="graphic" style:parent-style-name="Page_20_Title">
      <style:graphic-properties draw:auto-grow-width="true" fo:min-height="0.767cm" fo:min-width="6.032cm"/>
      <style:paragraph-properties style:writing-mode="lr-tb"/>
    </style:style>
    <style:style style:name="gr28" style:family="graphic" style:parent-style-name="Range_20_Green">
      <style:graphic-properties draw:textarea-vertical-align="middle"/>
      <style:paragraph-properties style:writing-mode="lr-tb"/>
    </style:style>
    <style:style style:name="gr29" style:family="graphic" style:parent-style-name="Range_20_Lime">
      <style:graphic-properties draw:textarea-vertical-align="middle"/>
      <style:paragraph-properties style:writing-mode="lr-tb"/>
    </style:style>
    <style:style style:name="gr30" style:family="graphic" style:parent-style-name="Thick_20_Dashed">
      <style:graphic-properties draw:textarea-vertical-align="middle"/>
    </style:style>
    <style:style style:name="gr31" style:family="graphic" style:parent-style-name="Range_20_Magenta">
      <style:graphic-properties draw:textarea-horizontal-align="justify" draw:textarea-vertical-align="middle" draw:auto-grow-height="false" fo:min-height="0.385cm" fo:min-width="2.358cm"/>
      <style:paragraph-properties style:writing-mode="lr-tb"/>
    </style:style>
    <style:style style:name="gr32" style:family="graphic" style:parent-style-name="Range_20_Navy">
      <style:graphic-properties draw:textarea-vertical-align="middle"/>
    </style:style>
    <style:style style:name="gr33" style:family="graphic" style:parent-style-name="Range_20_Blue">
      <style:graphic-properties draw:textarea-vertical-align="middle"/>
    </style:style>
    <style:style style:name="gr34" style:family="graphic" style:parent-style-name="Range_20_Magenta">
      <style:graphic-properties draw:textarea-horizontal-align="justify" draw:textarea-vertical-align="middle" draw:auto-grow-height="false" fo:min-height="0.635cm" fo:min-width="2.858cm"/>
      <style:paragraph-properties style:writing-mode="lr-tb"/>
    </style:style>
    <style:style style:name="gr35" style:family="graphic" style:parent-style-name="Range_20_Yellow">
      <style:graphic-properties draw:textarea-vertical-align="middle"/>
      <style:paragraph-properties style:writing-mode="lr-tb"/>
    </style:style>
    <style:style style:name="gr36" style:family="graphic" style:parent-style-name="Thick">
      <style:graphic-properties draw:textarea-vertical-align="middle" draw:auto-grow-height="false" fo:min-height="3.615cm" fo:min-width="0.341cm"/>
    </style:style>
    <style:style style:name="gr37" style:family="graphic" style:parent-style-name="Filled_20_Blue">
      <style:graphic-properties draw:auto-grow-height="false" fo:min-height="4.681cm" fo:min-width="4.044cm"/>
      <style:paragraph-properties style:writing-mode="lr-tb"/>
    </style:style>
    <style:style style:name="gr38" style:family="graphic" style:parent-style-name="Filled">
      <style:graphic-properties draw:auto-grow-height="false" fo:min-height="1.506cm" fo:min-width="2.14cm"/>
      <style:paragraph-properties style:writing-mode="lr-tb"/>
    </style:style>
    <style:style style:name="gr39" style:family="graphic" style:parent-style-name="Filled_20_Red">
      <style:graphic-properties draw:auto-grow-height="false" fo:min-height="1.506cm" fo:min-width="2.775cm"/>
      <style:paragraph-properties style:writing-mode="lr-tb"/>
    </style:style>
    <style:style style:name="gr40" style:family="graphic" style:parent-style-name="Thick">
      <style:graphic-properties/>
    </style:style>
    <style:style style:name="gr41" style:family="graphic" style:parent-style-name="Filled_20_Yellow">
      <style:graphic-properties draw:auto-grow-height="false" fo:min-height="1.506cm" fo:min-width="2.775cm"/>
      <style:paragraph-properties style:writing-mode="lr-tb"/>
    </style:style>
    <style:style style:name="gr42" style:family="graphic" style:parent-style-name="Bordered">
      <style:graphic-properties draw:auto-grow-height="false" fo:min-height="10.278cm" fo:min-width="10.596cm"/>
      <style:paragraph-properties style:writing-mode="lr-tb"/>
    </style:style>
    <style:style style:name="gr43" style:family="graphic" style:parent-style-name="Bordered">
      <style:graphic-properties draw:auto-grow-height="false" fo:min-height="10.077cm" fo:min-width="4.362cm"/>
      <style:paragraph-properties style:writing-mode="lr-tb"/>
    </style:style>
    <style:style style:name="gr44" style:family="graphic" style:parent-style-name="Filled_20_Blue">
      <style:graphic-properties draw:auto-grow-height="false" fo:min-height="6.902cm" fo:min-width="3.411cm"/>
      <style:paragraph-properties style:writing-mode="lr-tb"/>
    </style:style>
    <style:style style:name="gr45" style:family="graphic" style:parent-style-name="Filled">
      <style:graphic-properties draw:auto-grow-height="false" fo:min-height="1.186cm" fo:min-width="2.14cm"/>
      <style:paragraph-properties style:writing-mode="lr-tb"/>
    </style:style>
    <style:style style:name="gr46" style:family="graphic" style:parent-style-name="Thick">
      <style:graphic-properties draw:textarea-horizontal-align="center" draw:textarea-vertical-align="middle"/>
    </style:style>
    <style:style style:name="gr47" style:family="graphic" style:parent-style-name="Filled_20_Green">
      <style:graphic-properties draw:auto-grow-height="false" fo:min-height="1.505cm" fo:min-width="2.775cm"/>
      <style:paragraph-properties style:writing-mode="lr-tb"/>
    </style:style>
    <style:style style:name="gr48" style:family="graphic" style:parent-style-name="Filled">
      <style:graphic-properties draw:auto-grow-height="false" fo:min-height="1.188cm" fo:min-width="2.14cm"/>
      <style:paragraph-properties style:writing-mode="lr-tb"/>
    </style:style>
    <style:style style:name="gr49" style:family="graphic" style:parent-style-name="Filled_20_Yellow">
      <style:graphic-properties draw:auto-grow-height="false" fo:min-height="0.814cm" fo:min-width="3.409cm"/>
      <style:paragraph-properties style:writing-mode="lr-tb"/>
    </style:style>
    <style:style style:name="gr50" style:family="graphic" style:parent-style-name="Filled_20_Blue">
      <style:graphic-properties draw:auto-grow-height="false" fo:min-height="1.005cm" fo:min-width="2.457cm"/>
      <style:paragraph-properties style:writing-mode="lr-tb"/>
    </style:style>
    <style:style style:name="gr51" style:family="graphic" style:parent-style-name="Filled_20_Yellow">
      <style:graphic-properties draw:auto-grow-height="false" fo:min-height="0.812cm" fo:min-width="3.409cm"/>
      <style:paragraph-properties style:writing-mode="lr-tb"/>
    </style:style>
    <style:style style:name="gr52" style:family="graphic" style:parent-style-name="Thick">
      <style:graphic-properties draw:textarea-vertical-align="middle"/>
      <style:paragraph-properties style:writing-mode="lr-tb"/>
    </style:style>
    <style:style style:name="gr53" style:family="graphic" style:parent-style-name="Thick">
      <style:graphic-properties draw:textarea-vertical-align="middle"/>
    </style:style>
    <style:style style:name="gr54" style:family="graphic" style:parent-style-name="Filled_20_Yellow">
      <style:graphic-properties draw:auto-grow-height="false" fo:min-height="0.87cm" fo:min-width="4.044cm"/>
      <style:paragraph-properties style:writing-mode="lr-tb"/>
    </style:style>
    <style:style style:name="gr55" style:family="graphic" style:parent-style-name="Filled_20_Hatched">
      <style:graphic-properties draw:auto-grow-height="false" fo:min-height="1.822cm" fo:min-width="2.457cm"/>
      <style:paragraph-properties style:writing-mode="lr-tb"/>
    </style:style>
    <style:style style:name="gr56" style:family="graphic" style:parent-style-name="Thick_20_Dashed">
      <style:graphic-properties draw:textarea-vertical-align="middle"/>
      <style:paragraph-properties style:writing-mode="lr-tb"/>
    </style:style>
    <style:style style:name="gr57" style:family="graphic" style:parent-style-name="Filled_20_Hatched">
      <style:graphic-properties draw:auto-grow-height="false" fo:min-height="1.505cm" fo:min-width="2.457cm"/>
      <style:paragraph-properties style:writing-mode="lr-tb"/>
    </style:style>
    <style:style style:name="gr58" style:family="graphic" style:parent-style-name="Filled_20_Red">
      <style:graphic-properties draw:auto-grow-height="false" fo:min-height="0.87cm" fo:min-width="3.41cm"/>
      <style:paragraph-properties style:writing-mode="lr-tb"/>
    </style:style>
    <style:style style:name="gr59" style:family="graphic" style:parent-style-name="Filled_20_Hatched">
      <style:graphic-properties draw:auto-grow-height="false" fo:min-height="0.87cm" fo:min-width="3.41cm"/>
      <style:paragraph-properties style:writing-mode="lr-tb"/>
    </style:style>
    <style:style style:name="gr60" style:family="graphic" style:parent-style-name="Filled_20_Hatched">
      <style:graphic-properties draw:auto-grow-height="false" fo:min-height="0.87cm" fo:min-width="4.363cm"/>
      <style:paragraph-properties style:writing-mode="lr-tb"/>
    </style:style>
    <style:style style:name="gr61" style:family="graphic" style:parent-style-name="Filled_20_Green">
      <style:graphic-properties draw:auto-grow-height="false" fo:min-height="0.87cm" fo:min-width="3.41cm"/>
      <style:paragraph-properties style:writing-mode="lr-tb"/>
    </style:style>
    <style:style style:name="gr62" style:family="graphic" style:parent-style-name="Filled_20_Green">
      <style:graphic-properties draw:auto-grow-height="false" fo:min-height="0.87cm" fo:min-width="2.775cm"/>
      <style:paragraph-properties style:writing-mode="lr-tb"/>
    </style:style>
    <style:style style:name="gr63" style:family="graphic" style:parent-style-name="Filled_20_Magenta">
      <style:graphic-properties draw:auto-grow-height="false" fo:min-height="0.87cm" fo:min-width="3.728cm"/>
      <style:paragraph-properties style:writing-mode="lr-tb"/>
    </style:style>
    <style:style style:name="gr64" style:family="graphic" style:parent-style-name="Page_20_Title">
      <style:graphic-properties draw:auto-grow-width="true" fo:min-height="0.893cm" fo:min-width="5.349cm"/>
      <style:paragraph-properties style:writing-mode="lr-tb"/>
    </style:style>
    <style:style style:name="gr65" style:family="graphic" style:parent-style-name="Page_20_Title">
      <style:graphic-properties draw:auto-grow-width="true" fo:min-height="0.893cm" fo:min-width="4.725cm"/>
      <style:paragraph-properties style:writing-mode="lr-tb"/>
    </style:style>
    <style:style style:name="gr66" style:family="graphic" style:parent-style-name="Filled_20_Yellow">
      <style:graphic-properties draw:auto-grow-height="false" fo:min-height="0.814cm" fo:min-width="4.1cm"/>
      <style:paragraph-properties style:writing-mode="lr-tb"/>
    </style:style>
    <style:style style:name="gr67" style:family="graphic" style:parent-style-name="Filled_20_Green">
      <style:graphic-properties draw:auto-grow-height="false" fo:min-height="0.87cm" fo:min-width="3.6cm"/>
      <style:paragraph-properties style:writing-mode="lr-tb"/>
    </style:style>
    <style:style style:name="gr68" style:family="graphic" style:parent-style-name="Thick_20_Dashed">
      <style:graphic-properties draw:marker-end="Arrowheads_20_1"/>
    </style:style>
    <style:style style:name="gr69" style:family="graphic" style:parent-style-name="Filled_20_Green">
      <style:graphic-properties draw:auto-grow-height="false" fo:min-height="0.87cm" fo:min-width="3.6cm" draw:shadow="hidden"/>
      <style:paragraph-properties style:writing-mode="lr-tb"/>
    </style:style>
    <style:style style:name="gr70" style:family="graphic" style:parent-style-name="Thick_20_Dashed">
      <style:graphic-properties draw:marker-end="Arrowheads_20_1" draw:shadow="hidden"/>
      <style:paragraph-properties style:writing-mode="lr-tb"/>
    </style:style>
    <style:style style:name="gr71" style:family="graphic" style:parent-style-name="Thick_20_Dashed">
      <style:graphic-properties/>
    </style:style>
    <style:style style:name="gr72" style:family="graphic" style:parent-style-name="Text_20_A4">
      <style:graphic-properties fo:min-height="0.865cm"/>
      <style:paragraph-properties style:writing-mode="lr-tb"/>
    </style:style>
    <style:style style:name="gr73" style:family="graphic" style:parent-style-name="Event">
      <style:graphic-properties fo:min-height="0.625cm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center"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16pt" fo:language="en" fo:country="US"/>
    </style:style>
    <style:style style:name="P6" style:family="paragraph">
      <style:paragraph-properties fo:text-align="start" style:writing-mode="lr-tb"/>
      <style:text-properties fo:language="en" fo:country="US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end"/>
    </style:style>
    <style:style style:name="P9" style:family="paragraph">
      <style:paragraph-properties fo:text-align="end" style:writing-mode="lr-tb"/>
    </style:style>
    <style:style style:name="P10" style:family="paragraph"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style:font-name="Noto Sans" fo:font-size="10pt" fo:language="en" fo:country="US"/>
    </style:style>
    <style:style style:name="T3" style:family="text">
      <style:text-properties fo:font-size="16pt" fo:language="en" fo:country="US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naged Ranges" draw:style-name="dp1" draw:master-page-name="Default">
        <draw:custom-shape draw:style-name="gr1" draw:text-style-name="P1" draw:layer="layout" svg:width="0.953cm" svg:height="0.635cm" svg:x="10.207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1.16cm" svg:y="7.98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35cm" svg:x="12.112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88cm" svg:height="0.635cm" svg:x="15.922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7cm" svg:height="0.635cm" svg:x="19.733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3.382cm" svg:y="7.0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9.097cm" svg:y="7.03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0.635cm" svg:x="15.922cm" svg:y="7.0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4.335cm" svg:y="7.98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9.097cm" svg:y="7.98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53cm" svg:height="0.635cm" svg:x="21.955cm" svg:y="7.03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635cm" svg:x="21.955cm" svg:y="7.985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10.843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18.78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21.955cm" svg:y="8.9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0.635cm" svg:x="18.78cm" svg:y="9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635cm" svg:x="21.955cm" svg:y="9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858cm" svg:height="0.635cm" svg:x="8.937cm" svg:y="7.0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0.635cm" svg:x="8.937cm" svg:y="7.98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8.938cm" svg:y="8.9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0.635cm" svg:x="8.937cm" svg:y="9.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4.288cm" svg:height="0.635cm" svg:x="8.937cm" svg:y="5.127cm">
          <text:p text:style-name="P2"><text:span text:style-name="T1">Managed Range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833cm" svg:height="0.635cm" svg:x="5.787cm" svg:y="5.127cm">
          <draw:text-box>
            <text:p><text:span text:style-name="T1">Managed</text:span></text:p>
          </draw:text-box>
        </draw:frame>
        <draw:frame draw:style-name="gr19" draw:text-style-name="P3" draw:layer="layout" svg:width="2.858cm" svg:height="0.577cm" svg:x="5.762cm" svg:y="6.08cm">
          <draw:text-box>
            <text:p><text:span text:style-name="T1">Accessibles</text:span></text:p>
          </draw:text-box>
        </draw:frame>
        <draw:frame draw:style-name="gr18" draw:text-style-name="P3" draw:layer="layout" svg:width="2.858cm" svg:height="0.635cm" svg:x="5.762cm" svg:y="7.032cm">
          <draw:text-box>
            <text:p><text:span text:style-name="T1">Client Requests</text:span></text:p>
          </draw:text-box>
        </draw:frame>
        <draw:frame draw:style-name="gr18" draw:text-style-name="P3" draw:layer="layout" svg:width="2.858cm" svg:height="0.635cm" svg:x="5.762cm" svg:y="7.985cm">
          <draw:text-box>
            <text:p><text:span text:style-name="T1">Actual Requests</text:span></text:p>
          </draw:text-box>
        </draw:frame>
        <draw:custom-shape draw:style-name="gr20" draw:text-style-name="P2" draw:layer="layout" svg:width="2.858cm" svg:height="0.635cm" svg:x="8.937cm" svg:y="10.84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11.16cm" svg:y1="5.127cm" svg:x2="11.16cm" svg:y2="11.477cm">
          <text:p/>
        </draw:line>
        <draw:line draw:style-name="gr21" draw:text-style-name="P1" draw:layer="measurelines" svg:x1="11.795cm" svg:y1="5.127cm" svg:x2="11.795cm" svg:y2="11.477cm">
          <text:p/>
        </draw:line>
        <draw:line draw:style-name="gr21" draw:text-style-name="P1" draw:layer="measurelines" svg:x1="14.335cm" svg:y1="5.127cm" svg:x2="14.335cm" svg:y2="11.477cm">
          <text:p/>
        </draw:line>
        <draw:line draw:style-name="gr21" draw:text-style-name="P1" draw:layer="measurelines" svg:x1="14.97cm" svg:y1="5.127cm" svg:x2="14.97cm" svg:y2="11.477cm">
          <text:p/>
        </draw:line>
        <draw:line draw:style-name="gr21" draw:text-style-name="P1" draw:layer="measurelines" svg:x1="15.922cm" svg:y1="5.127cm" svg:x2="15.922cm" svg:y2="11.477cm">
          <text:p/>
        </draw:line>
        <draw:line draw:style-name="gr21" draw:text-style-name="P1" draw:layer="measurelines" svg:x1="17.192cm" svg:y1="5.127cm" svg:x2="17.192cm" svg:y2="11.477cm">
          <text:p/>
        </draw:line>
        <draw:custom-shape draw:style-name="gr22" draw:text-style-name="P2" draw:layer="layout" svg:width="1.588cm" svg:height="0.635cm" svg:x="19.097cm" svg:y="10.84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19.097cm" svg:y1="5.127cm" svg:x2="19.097cm" svg:y2="11.477cm">
          <text:p/>
        </draw:line>
        <draw:line draw:style-name="gr21" draw:text-style-name="P1" draw:layer="measurelines" svg:x1="19.732cm" svg:y1="5.127cm" svg:x2="19.732cm" svg:y2="11.477cm">
          <text:p/>
        </draw:line>
        <draw:custom-shape draw:style-name="gr23" draw:text-style-name="P2" draw:layer="layout" svg:width="0.953cm" svg:height="0.635cm" svg:x="21.954cm" svg:y="10.84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21.955cm" svg:y1="5.127cm" svg:x2="21.955cm" svg:y2="11.477cm">
          <text:p/>
        </draw:line>
        <draw:line draw:style-name="gr21" draw:text-style-name="P1" draw:layer="measurelines" svg:x1="22.907cm" svg:y1="5.127cm" svg:x2="22.907cm" svg:y2="11.477cm">
          <text:p/>
        </draw:line>
        <draw:frame draw:style-name="gr18" draw:text-style-name="P3" draw:layer="layout" svg:width="2.858cm" svg:height="0.635cm" svg:x="5.762cm" svg:y="8.937cm">
          <draw:text-box>
            <text:p><text:span text:style-name="T2">Server Reads </text:span><text:span text:style-name="T1">i.e.</text:span></text:p>
          </draw:text-box>
        </draw:frame>
        <draw:frame draw:style-name="gr18" draw:text-style-name="P3" draw:layer="layout" svg:width="2.858cm" svg:height="0.635cm" svg:x="5.762cm" svg:y="9.89cm">
          <draw:text-box>
            <text:p><text:span text:style-name="T1">New Accessibles</text:span></text:p>
          </draw:text-box>
        </draw:frame>
        <draw:line draw:style-name="gr21" draw:text-style-name="P1" draw:layer="measurelines" svg:x1="12.112cm" svg:y1="5.127cm" svg:x2="12.112cm" svg:y2="11.477cm">
          <text:p/>
        </draw:line>
        <draw:frame draw:style-name="gr18" draw:text-style-name="P3" draw:layer="layout" svg:width="2.858cm" svg:height="0.635cm" svg:x="5.762cm" svg:y="10.842cm">
          <draw:text-box>
            <text:p><text:span text:style-name="T1">Fulfilled</text:span></text:p>
          </draw:text-box>
        </draw:frame>
        <draw:line draw:style-name="gr21" draw:text-style-name="P1" draw:layer="measurelines" svg:x1="10.207cm" svg:y1="5.127cm" svg:x2="10.207cm" svg:y2="11.477cm">
          <text:p/>
        </draw:line>
        <draw:frame draw:style-name="gr24" draw:text-style-name="P3" draw:layer="layout" svg:width="6.35cm" svg:height="1.018cm" svg:x="1cm" svg:y="1cm">
          <draw:text-box>
            <text:p><text:span text:style-name="T1"><loext:page-name>&lt;page-name&gt;</loext:page-name></text:span></text:p>
          </draw:text-box>
        </draw:frame>
      </draw:page>
      <draw:page draw:name="File Mapped Storage" draw:style-name="dp1" draw:master-page-name="Default">
        <draw:custom-shape draw:style-name="gr25" draw:text-style-name="P1" draw:layer="layout" svg:width="0.945cm" svg:height="7.94cm" draw:transform="rotate (1.57289072189729) translate (8.304cm 7.041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" draw:text-style-name="P1" draw:layer="layout" svg:width="0.987cm" svg:height="17.149cm" draw:transform="rotate (1.57289072189729) translate (7.981cm 8.637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2.539cm" svg:height="0.635cm" svg:x="5.443cm" svg:y="7.031cm">
          <draw:text-box>
            <text:p><text:span text:style-name="T1">Segment</text:span></text:p>
          </draw:text-box>
        </draw:frame>
        <draw:frame draw:style-name="gr27" draw:text-style-name="P3" draw:layer="layout" svg:width="6.032cm" svg:height="0.767cm" svg:x="1cm" svg:y="1cm">
          <draw:text-box>
            <text:p><text:span text:style-name="T1"><loext:page-name>&lt;page-name&gt;</loext:page-name></text:span></text:p>
          </draw:text-box>
        </draw:frame>
        <draw:rect draw:style-name="gr28" draw:text-style-name="P2" draw:layer="layout" svg:width="0.953cm" svg:height="0.634cm" svg:x="8.301cm" svg:y="5.445cm">
          <text:p text:style-name="P4"><text:span text:style-name="T1">1</text:span></text:p>
        </draw:rect>
        <draw:rect draw:style-name="gr29" draw:text-style-name="P2" draw:layer="layout" svg:width="0.952cm" svg:height="0.635cm" svg:x="9.254cm" svg:y="5.444cm">
          <text:p text:style-name="P4"><text:span text:style-name="T1">2</text:span></text:p>
        </draw:rect>
        <draw:rect draw:style-name="gr28" draw:text-style-name="P2" draw:layer="layout" svg:width="0.953cm" svg:height="0.634cm" svg:x="10.206cm" svg:y="5.445cm">
          <text:p text:style-name="P4"><text:span text:style-name="T1">3</text:span></text:p>
        </draw:rect>
        <draw:rect draw:style-name="gr29" draw:text-style-name="P2" draw:layer="layout" svg:width="0.952cm" svg:height="0.635cm" svg:x="11.159cm" svg:y="5.444cm">
          <text:p text:style-name="P4"><text:span text:style-name="T1">4</text:span></text:p>
        </draw:rect>
        <draw:rect draw:style-name="gr28" draw:text-style-name="P2" draw:layer="layout" svg:width="0.953cm" svg:height="0.634cm" svg:x="14.334cm" svg:y="5.445cm">
          <text:p text:style-name="P4"><text:span text:style-name="T1">n</text:span></text:p>
        </draw:rect>
        <draw:rect draw:style-name="gr29" draw:text-style-name="P2" draw:layer="layout" svg:width="0.952cm" svg:height="0.635cm" svg:x="15.287cm" svg:y="5.444cm">
          <text:p text:style-name="P4"><text:span text:style-name="T1">n+1</text:span></text:p>
        </draw:rect>
        <draw:frame draw:style-name="gr18" draw:text-style-name="P3" draw:layer="layout" svg:width="2.538cm" svg:height="0.635cm" svg:x="5.444cm" svg:y="5.444cm">
          <draw:text-box>
            <text:p><text:span text:style-name="T1">Block</text:span></text:p>
          </draw:text-box>
        </draw:frame>
        <draw:line draw:style-name="gr30" draw:text-style-name="P1" draw:layer="layout" svg:x1="12.112cm" svg:y1="5.761cm" svg:x2="14.334cm" svg:y2="5.761cm">
          <text:p/>
        </draw:line>
        <draw:frame draw:style-name="gr18" draw:text-style-name="P3" draw:layer="layout" svg:width="2.539cm" svg:height="0.635cm" svg:x="5.443cm" svg:y="8.619cm">
          <draw:text-box>
            <text:p><text:span text:style-name="T1">File Map</text:span></text:p>
          </draw:text-box>
        </draw:frame>
        <draw:custom-shape draw:style-name="gr31" draw:text-style-name="P2" draw:layer="layout" svg:width="2.858cm" svg:height="0.635cm" svg:x="11.158cm" svg:y="8.61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rect draw:style-name="gr32" draw:text-style-name="P2" draw:layer="layout" svg:width="0.953cm" svg:height="0.634cm" svg:x="7.984cm" svg:y="7.032cm">
          <text:p/>
        </draw:rect>
        <draw:rect draw:style-name="gr33" draw:text-style-name="P2" draw:layer="layout" svg:width="0.952cm" svg:height="0.635cm" svg:x="8.937cm" svg:y="7.031cm">
          <text:p/>
        </draw:rect>
        <draw:rect draw:style-name="gr32" draw:text-style-name="P2" draw:layer="layout" svg:width="0.953cm" svg:height="0.634cm" svg:x="9.889cm" svg:y="7.032cm">
          <text:p/>
        </draw:rect>
        <draw:rect draw:style-name="gr33" draw:text-style-name="P2" draw:layer="layout" svg:width="0.952cm" svg:height="0.635cm" svg:x="10.842cm" svg:y="7.031cm">
          <text:p/>
        </draw:rect>
        <draw:rect draw:style-name="gr32" draw:text-style-name="P2" draw:layer="layout" svg:width="0.953cm" svg:height="0.634cm" svg:x="11.794cm" svg:y="7.032cm">
          <text:p/>
        </draw:rect>
        <draw:rect draw:style-name="gr33" draw:text-style-name="P2" draw:layer="layout" svg:width="0.952cm" svg:height="0.635cm" svg:x="12.747cm" svg:y="7.031cm">
          <text:p/>
        </draw:rect>
        <draw:rect draw:style-name="gr32" draw:text-style-name="P2" draw:layer="layout" svg:width="0.953cm" svg:height="0.634cm" svg:x="13.699cm" svg:y="7.032cm">
          <text:p/>
        </draw:rect>
        <draw:rect draw:style-name="gr33" draw:text-style-name="P2" draw:layer="layout" svg:width="0.952cm" svg:height="0.635cm" svg:x="14.652cm" svg:y="7.031cm">
          <text:p/>
        </draw:rect>
        <draw:rect draw:style-name="gr32" draw:text-style-name="P2" draw:layer="layout" svg:width="0.953cm" svg:height="0.634cm" svg:x="15.604cm" svg:y="7.032cm">
          <text:p/>
        </draw:rect>
        <draw:rect draw:style-name="gr33" draw:text-style-name="P2" draw:layer="layout" svg:width="0.952cm" svg:height="0.635cm" svg:x="16.557cm" svg:y="7.031cm">
          <text:p/>
        </draw:rect>
        <draw:rect draw:style-name="gr32" draw:text-style-name="P2" draw:layer="layout" svg:width="0.953cm" svg:height="0.634cm" svg:x="17.509cm" svg:y="7.032cm">
          <text:p/>
        </draw:rect>
        <draw:rect draw:style-name="gr33" draw:text-style-name="P2" draw:layer="layout" svg:width="0.952cm" svg:height="0.635cm" svg:x="18.462cm" svg:y="7.031cm">
          <text:p/>
        </draw:rect>
        <draw:rect draw:style-name="gr32" draw:text-style-name="P2" draw:layer="layout" svg:width="0.953cm" svg:height="0.634cm" svg:x="19.414cm" svg:y="7.032cm">
          <text:p/>
        </draw:rect>
        <draw:rect draw:style-name="gr33" draw:text-style-name="P2" draw:layer="layout" svg:width="0.952cm" svg:height="0.635cm" svg:x="20.367cm" svg:y="7.031cm">
          <text:p/>
        </draw:rect>
        <draw:rect draw:style-name="gr32" draw:text-style-name="P2" draw:layer="layout" svg:width="0.953cm" svg:height="0.634cm" svg:x="21.319cm" svg:y="7.032cm">
          <text:p/>
        </draw:rect>
        <draw:rect draw:style-name="gr33" draw:text-style-name="P2" draw:layer="layout" svg:width="0.952cm" svg:height="0.635cm" svg:x="22.272cm" svg:y="7.031cm">
          <text:p/>
        </draw:rect>
        <draw:rect draw:style-name="gr32" draw:text-style-name="P2" draw:layer="layout" svg:width="0.953cm" svg:height="0.634cm" svg:x="23.224cm" svg:y="7.032cm">
          <text:p/>
        </draw:rect>
        <draw:rect draw:style-name="gr33" draw:text-style-name="P2" draw:layer="layout" svg:width="0.952cm" svg:height="0.635cm" svg:x="24.177cm" svg:y="7.031cm">
          <text:p/>
        </draw:rect>
        <draw:custom-shape draw:style-name="gr34" draw:text-style-name="P2" draw:layer="layout" svg:width="2.858cm" svg:height="0.635cm" svg:x="7.983cm" svg:y="8.61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14.333cm" svg:y="8.619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19.096cm" svg:y="8.619cm">
          <text:p text:style-name="P2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22.27cm" svg:y="8.619cm">
          <text:p text:style-name="P2"><text:span text:style-name="T1">n+1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7.191cm" svg:y1="8.937cm" svg:x2="19.096cm" svg:y2="8.937cm">
          <text:p/>
        </draw:line>
        <draw:rect draw:style-name="gr35" draw:text-style-name="P2" draw:layer="layout" svg:width="0.953cm" svg:height="0.634cm" svg:x="8.618cm" svg:y="3.858cm">
          <text:p text:style-name="P4"><text:span text:style-name="T1">1</text:span></text:p>
        </draw:rect>
        <draw:rect draw:style-name="gr35" draw:text-style-name="P2" draw:layer="layout" svg:width="0.952cm" svg:height="0.635cm" svg:x="9.571cm" svg:y="3.857cm">
          <text:p text:style-name="P4"><text:span text:style-name="T1">2</text:span></text:p>
        </draw:rect>
        <draw:rect draw:style-name="gr35" draw:text-style-name="P2" draw:layer="layout" svg:width="0.953cm" svg:height="0.634cm" svg:x="10.523cm" svg:y="3.858cm">
          <text:p text:style-name="P4"><text:span text:style-name="T1">3</text:span></text:p>
        </draw:rect>
        <draw:rect draw:style-name="gr35" draw:text-style-name="P2" draw:layer="layout" svg:width="0.952cm" svg:height="0.635cm" svg:x="11.476cm" svg:y="3.857cm">
          <text:p text:style-name="P4"><text:span text:style-name="T1">4</text:span></text:p>
        </draw:rect>
        <draw:custom-shape draw:style-name="gr36" draw:text-style-name="P1" draw:layer="layout" svg:width="0.943cm" svg:height="3.813cm" draw:transform="rotate (1.57289072189729) translate (8.615cm 5.444cm)">
          <text:p/>
          <draw:enhanced-geometry svg:viewBox="0 0 21600 21600" draw:glue-points="21600 0 0 10800 21600 21600" draw:text-areas="13800 ?f9 21600 ?f10" draw:type="left-brace" draw:modifiers="1800 10986.89040377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2.857cm" svg:height="0.635cm" svg:x="5.443cm" svg:y="3.857cm">
          <draw:text-box>
            <text:p><text:span text:style-name="T1">Type int32</text:span></text:p>
          </draw:text-box>
        </draw:frame>
      </draw:page>
      <draw:page draw:name="Application Modules" draw:style-name="dp1" draw:master-page-name="Default">
        <draw:frame draw:style-name="gr27" draw:text-style-name="P5" draw:layer="layout" svg:width="6.032cm" svg:height="0.767cm" svg:x="1cm" svg:y="1.001cm">
          <draw:text-box>
            <text:p><text:span text:style-name="T3">AppModules</text:span></text:p>
          </draw:text-box>
        </draw:frame>
        <draw:custom-shape draw:style-name="gr37" draw:text-style-name="P2" draw:layer="layout" svg:width="4.444cm" svg:height="5.081cm" svg:x="9.573cm" svg:y="5.126cm">
          <text:p text:style-name="P2"><text:span text:style-name="T1">Application</text:span></text:p>
          <text:p text:style-name="P2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xml:id="id1" draw:id="id1" draw:layer="layout" svg:width="2.54cm" svg:height="1.906cm" svg:x="10.842cm" svg:y="7.031cm">
          <text:p text:style-name="P2"><text:span text:style-name="T1">Module</text:span></text:p>
          <text:p text:style-name="P2"><text:span text:style-name="T1">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xml:id="id2" draw:id="id2" draw:layer="layout" svg:width="3.175cm" svg:height="1.906cm" svg:x="15.924cm" svg:y="5.126cm">
          <text:p text:style-name="P2"><text:span text:style-name="T1">Module</text:span></text:p>
          <text:p text:style-name="P2"><text:span text:style-name="T1">Widget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4cm" svg:y2="6.079cm" draw:start-shape="id1" draw:start-glue-point="1" draw:end-shape="id2" draw:end-glue-point="3" svg:d="M13382 7984h1271v-1905h1271" svg:viewBox="0 0 2543 1906">
          <text:p/>
        </draw:connector>
        <draw:custom-shape draw:style-name="gr41" draw:text-style-name="P2" xml:id="id3" draw:id="id3" draw:layer="layout" svg:width="3.175cm" svg:height="1.906cm" svg:x="15.922cm" svg:y="7.349cm">
          <text:p text:style-name="P2"><text:span text:style-name="T1">Modul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2cm" svg:y2="8.302cm" draw:start-shape="id1" draw:start-glue-point="1" draw:end-shape="id3" draw:end-glue-point="3" svg:d="M13382 7984h1270v318h1270" svg:viewBox="0 0 2541 319">
          <text:p/>
        </draw:connector>
        <draw:custom-shape draw:style-name="gr42" draw:text-style-name="P3" draw:layer="layout" svg:width="10.796cm" svg:height="10.478cm" svg:x="8.937cm" svg:y="3.539cm">
          <text:p text:style-name="P3"><text:span text:style-name="T1">Dynamic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4.762cm" svg:height="10.477cm" svg:x="3.57cm" svg:y="3.54cm">
          <text:p text:style-name="P3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3.811cm" svg:height="7.302cm" svg:x="3.887cm" svg:y="5.127cm">
          <text:p text:style-name="P2"><text:span text:style-name="T1">Main Window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4" draw:id="id4" draw:layer="layout" svg:width="2.54cm" svg:height="1.586cm" svg:x="4.84cm" svg:y="6.398cm">
          <text:p text:style-name="P2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8cm" svg:y1="7.191cm" svg:x2="10.842cm" svg:y2="7.984cm" draw:start-shape="id4" draw:start-glue-point="1" draw:end-shape="id1" draw:end-glue-point="3" svg:d="M7380 7191h1731v793h1731" svg:viewBox="0 0 3463 794">
          <text:p/>
        </draw:connector>
        <draw:custom-shape draw:style-name="gr47" draw:text-style-name="P2" xml:id="id5" draw:id="id5" draw:layer="layout" svg:width="3.175cm" svg:height="1.905cm" svg:x="15.922cm" svg:y="9.572cm">
          <text:p text:style-name="P2"><text:span text:style-name="T1">Properties</text:span><text:span text:style-name="T1"><text:line-break/></text:span><text:span text:style-name="T1">Widget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2cm" svg:y2="10.524cm" draw:start-shape="id1" draw:start-glue-point="1" draw:end-shape="id5" draw:end-glue-point="3" svg:d="M13382 7984h1270v2540h1270" svg:viewBox="0 0 2541 2541">
          <text:p/>
        </draw:connector>
        <draw:custom-shape draw:style-name="gr48" draw:text-style-name="P2" xml:id="id6" draw:id="id6" draw:layer="layout" svg:width="2.54cm" svg:height="1.588cm" svg:x="4.81cm" svg:y="8.302cm">
          <text:p text:style-name="P2"><text:span text:style-name="T1">Tool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5cm" svg:y1="9.096cm" svg:x2="10.842cm" svg:y2="7.984cm" draw:start-shape="id6" draw:start-glue-point="1" draw:end-shape="id1" draw:end-glue-point="3" svg:d="M7350 9096h1746v-1112h1746" svg:viewBox="0 0 3493 1113">
          <text:p/>
        </draw:connector>
        <draw:custom-shape draw:style-name="gr48" draw:text-style-name="P2" xml:id="id7" draw:id="id7" draw:layer="layout" svg:width="2.54cm" svg:height="1.588cm" svg:x="4.81cm" svg:y="10.207cm">
          <text:p text:style-name="P2"><text:span text:style-name="T1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5cm" svg:y1="11.001cm" svg:x2="10.842cm" svg:y2="7.984cm" draw:start-shape="id7" draw:start-glue-point="1" draw:end-shape="id1" draw:end-glue-point="3" svg:d="M7350 11001h1746v-3017h1746" svg:viewBox="0 0 3493 3018">
          <text:p/>
        </draw:connector>
      </draw:page>
      <draw:page draw:name="Module Hierarchy" draw:style-name="dp1" draw:master-page-name="Default">
        <draw:custom-shape draw:style-name="gr49" draw:text-style-name="P2" xml:id="id9" draw:id="id9" draw:layer="layout" svg:width="3.809cm" svg:height="1.214cm" svg:x="5.127cm" svg:y="10.76cm">
          <text:p text:style-name="P2"><text:span text:style-name="T1">Scripting Engine</text:span></text:p>
          <text:p text:style-name="P6"><text:span text:style-name="T4">sf-ami-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xml:id="id8" draw:id="id8" draw:layer="layout" svg:width="2.857cm" svg:height="1.405cm" svg:x="8.62cm" svg:y="8.485cm">
          <text:p text:style-name="P2"><text:span text:style-name="T1">Application</text:span></text:p>
          <text:p text:style-name="P6"><text:span text:style-name="T5">sf-ami-app</text:span></text:p>
          <draw:enhanced-geometry svg:viewBox="0 0 21600 21600" draw:type="rectangle" draw:enhanced-path="M 0 0 L 21600 0 21600 21600 0 21600 0 0 Z N"/>
        </draw:custom-shape>
        <draw:custom-shape draw:style-name="gr51" draw:text-style-name="P6" xml:id="id10" draw:id="id10" draw:layer="layout" svg:width="3.809cm" svg:height="1.212cm" svg:x="5.127cm" svg:y="12.218cm">
          <text:p text:style-name="P6"><text:span text:style-name="T1">Unit Conversion</text:span></text:p>
          <text:p text:style-name="P6"><text:span text:style-name="T4">sf-ami-units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7" draw:layer="layout" svg:x1="10.048cm" svg:y1="9.89cm" svg:x2="8.936cm" svg:y2="11.367cm" draw:start-shape="id8" draw:start-glue-point="2" draw:end-shape="id9" draw:end-glue-point="1" svg:d="M10048 9890v1477h-1112" svg:viewBox="0 0 1113 1478">
          <text:p text:style-name="P4">ami</text:p>
        </draw:connector>
        <draw:connector draw:style-name="gr53" draw:text-style-name="P4" draw:layer="layout" svg:x1="10.048cm" svg:y1="9.89cm" svg:x2="8.936cm" svg:y2="12.824cm" draw:start-shape="id8" draw:start-glue-point="2" draw:end-shape="id10" draw:end-glue-point="1" svg:d="M10048 9890v2934h-1112" svg:viewBox="0 0 1113 2935">
          <text:p/>
        </draw:connector>
        <draw:custom-shape draw:style-name="gr49" draw:text-style-name="P6" xml:id="id11" draw:id="id11" draw:layer="layout" svg:width="3.809cm" svg:height="1.214cm" svg:x="5.128cm" svg:y="13.673cm">
          <text:p text:style-name="P6"><text:span text:style-name="T1">Layout Editor</text:span></text:p>
          <text:p text:style-name="P6"><text:span text:style-name="T4">sf-ami-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4" draw:layer="layout" svg:x1="8.937cm" svg:y1="14.28cm" svg:x2="10.048cm" svg:y2="9.89cm" draw:start-shape="id11" draw:start-glue-point="1" draw:end-shape="id8" draw:end-glue-point="2" svg:d="M8937 14280h1111v-4390" svg:viewBox="0 0 1112 4391">
          <text:p/>
        </draw:connector>
        <draw:connector draw:style-name="gr53" draw:text-style-name="P4" draw:layer="layout" svg:x1="17.509cm" svg:y1="8.62cm" svg:x2="10.048cm" svg:y2="9.89cm" draw:start-shape="id12" draw:start-glue-point="0" draw:end-shape="id8" draw:end-glue-point="2" svg:d="M17509 8620v-525h-4127v2319h-3334v-524" svg:viewBox="0 0 7462 2320">
          <text:p/>
        </draw:connector>
        <draw:custom-shape draw:style-name="gr54" draw:text-style-name="P6" xml:id="id12" draw:id="id12" draw:layer="layout" svg:width="4.444cm" svg:height="1.27cm" svg:x="15.287cm" svg:y="8.62cm">
          <text:p text:style-name="P6"><text:span text:style-name="T1">Inspection Project</text:span></text:p>
          <text:p text:style-name="P6"><text:span text:style-name="T5">sf-ami-pr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13" draw:id="id13" draw:layer="layout" svg:width="2.857cm" svg:height="2.222cm" svg:x="11.159cm" svg:y="11.16cm">
          <text:p text:style-name="P6"><text:span text:style-name="T1">Motion</text:span></text:p>
          <text:p text:style-name="P6"><text:span text:style-name="T1">Controller</text:span></text:p>
          <text:p text:style-name="P6"><text:span text:style-name="T1">Emulator</text:span></text:p>
          <text:p text:style-name="P6"><text:span text:style-name="T5">sf-gmi-emu</text:span></text:p>
          <draw:enhanced-geometry svg:viewBox="0 0 21600 21600" draw:type="rectangle" draw:enhanced-path="M 0 0 L 21600 0 21600 21600 0 21600 0 0 Z N"/>
        </draw:custom-shape>
        <draw:connector draw:style-name="gr56" draw:text-style-name="P9" draw:layer="layout" svg:x1="15.287cm" svg:y1="9.255cm" svg:x2="14.016cm" svg:y2="12.271cm" draw:start-shape="id12" draw:start-glue-point="3" draw:end-shape="id13" draw:end-glue-point="1" svg:d="M15287 9255h-636v3016h-635" svg:viewBox="0 0 1272 3017">
          <text:p text:style-name="P8"><text:s text:c="8"/>gmi</text:p>
        </draw:connector>
        <draw:custom-shape draw:style-name="gr57" draw:text-style-name="P6" xml:id="id14" draw:id="id14" draw:layer="layout" svg:width="2.857cm" svg:height="1.905cm" svg:x="11.159cm" svg:y="13.7cm">
          <text:p text:style-name="P6"><text:span text:style-name="T1">Motion</text:span></text:p>
          <text:p text:style-name="P6"><text:span text:style-name="T1">Controller ?</text:span></text:p>
          <text:p text:style-name="P6"><text:span text:style-name="T5">sf-gmi-???</text:span>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svg:x1="15.287cm" svg:y1="9.255cm" svg:x2="14.016cm" svg:y2="14.652cm" draw:start-shape="id12" draw:start-glue-point="3" draw:end-shape="id14" draw:end-glue-point="1" svg:d="M15287 9255h-636v5397h-635" svg:viewBox="0 0 1272 5398">
          <text:p/>
        </draw:connector>
        <draw:custom-shape draw:style-name="gr58" draw:text-style-name="P6" xml:id="id15" draw:id="id15" draw:layer="layout" svg:width="3.81cm" svg:height="1.27cm" svg:x="15.287cm" svg:y="11.177cm">
          <text:p text:style-name="P6"><text:span text:style-name="T1">RSA Emulator</text:span></text:p>
          <text:p text:style-name="P6"><text:span text:style-name="T5">sf-rsa-emu</text:span></text:p>
          <draw:enhanced-geometry svg:viewBox="0 0 21600 21600" draw:type="rectangle" draw:enhanced-path="M 0 0 L 21600 0 21600 21600 0 21600 0 0 Z N"/>
        </draw:custom-shape>
        <draw:connector draw:style-name="gr56" draw:text-style-name="P9" draw:layer="layout" draw:line-skew="-0.327cm 0.11cm" svg:x1="17.509cm" svg:y1="9.89cm" svg:x2="19.097cm" svg:y2="11.812cm" draw:start-shape="id12" draw:start-glue-point="2" draw:end-shape="id15" draw:end-glue-point="1" svg:d="M17509 9890v317h2223v1605h-635" svg:viewBox="0 0 2224 1923">
          <text:p text:style-name="P8">rsa</text:p>
          <text:p text:style-name="P8"/>
        </draw:connector>
        <draw:custom-shape draw:style-name="gr59" draw:text-style-name="P6" xml:id="id16" draw:id="id16" draw:layer="layout" svg:width="3.81cm" svg:height="1.27cm" svg:x="15.287cm" svg:y="12.765cm">
          <text:p text:style-name="P6"><text:span text:style-name="T1">RSA Controller ?</text:span></text:p>
          <text:p text:style-name="P6"><text:span text:style-name="T5">sf-rsa-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7" draw:layer="layout" draw:line-skew="0.11cm" svg:x1="19.097cm" svg:y1="11.812cm" svg:x2="19.097cm" svg:y2="13.4cm" draw:start-shape="id15" draw:start-glue-point="1" draw:end-shape="id16" draw:end-glue-point="1" svg:d="M19097 11812h635v1588h-635" svg:viewBox="0 0 636 1589">
          <text:p/>
        </draw:connector>
        <draw:custom-shape draw:style-name="gr60" draw:text-style-name="P6" xml:id="id17" draw:id="id17" draw:layer="layout" svg:width="4.763cm" svg:height="1.27cm" svg:x="21.637cm" svg:y="11.16cm">
          <text:p text:style-name="P6"><text:span text:style-name="T1">Meander Scan-mode</text:span></text:p>
          <text:p text:style-name="P6"><text:span text:style-name="T5">sf-smi-meander</text:span></text:p>
          <draw:enhanced-geometry svg:viewBox="0 0 21600 21600" draw:type="rectangle" draw:enhanced-path="M 0 0 L 21600 0 21600 21600 0 21600 0 0 Z N"/>
        </draw:custom-shape>
        <draw:custom-shape draw:style-name="gr60" draw:text-style-name="P6" xml:id="id18" draw:id="id18" draw:layer="layout" svg:width="4.763cm" svg:height="1.27cm" svg:x="21.637cm" svg:y="12.748cm">
          <text:p text:style-name="P6"><text:span text:style-name="T1">Helix Scan-mode</text:span></text:p>
          <text:p text:style-name="P6"><text:span text:style-name="T5">sf-smi-hel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7" draw:layer="layout" svg:x1="19.731cm" svg:y1="9.255cm" svg:x2="21.637cm" svg:y2="11.795cm" draw:start-shape="id12" draw:start-glue-point="1" draw:end-shape="id17" draw:end-glue-point="3" svg:d="M19731 9255h953v2540h953" svg:viewBox="0 0 1907 2541">
          <text:p text:style-name="P4">smi <text:s text:c="7"/></text:p>
        </draw:connector>
        <draw:connector draw:style-name="gr30" draw:text-style-name="P7" draw:layer="layout" svg:x1="19.731cm" svg:y1="9.255cm" svg:x2="21.637cm" svg:y2="13.383cm" draw:start-shape="id12" draw:start-glue-point="1" draw:end-shape="id18" draw:end-glue-point="3" svg:d="M19731 9255h953v4128h953" svg:viewBox="0 0 1907 4129">
          <text:p/>
        </draw:connector>
        <draw:custom-shape draw:style-name="gr61" draw:text-style-name="P6" xml:id="id19" draw:id="id19" draw:layer="layout" svg:width="3.81cm" svg:height="1.27cm" svg:x="5.445cm" svg:y="4.81cm">
          <text:p text:style-name="P6"><text:span text:style-name="T1">A-scan Graph</text:span></text:p>
          <text:p text:style-name="P6"><text:span text:style-name="T5">sf-wgt-ascan</text:span></text:p>
          <draw:enhanced-geometry svg:viewBox="0 0 21600 21600" draw:type="rectangle" draw:enhanced-path="M 0 0 L 21600 0 21600 21600 0 21600 0 0 Z N"/>
        </draw:custom-shape>
        <draw:connector draw:style-name="gr53" draw:text-style-name="P7" draw:layer="layout" svg:x1="9.255cm" svg:y1="5.445cm" svg:x2="10.048cm" svg:y2="8.485cm" draw:start-shape="id19" draw:start-glue-point="1" draw:end-shape="id8" draw:end-glue-point="0" svg:d="M9255 5445h793v3040" svg:viewBox="0 0 794 3041">
          <text:p/>
        </draw:connector>
        <draw:custom-shape draw:style-name="gr62" draw:text-style-name="P6" xml:id="id20" draw:id="id20" draw:layer="layout" svg:width="3.175cm" svg:height="1.27cm" svg:x="11.16cm" svg:y="4.81cm">
          <text:p text:style-name="P6"><text:span text:style-name="T1">B-scan Graph</text:span></text:p>
          <text:p text:style-name="P6"><text:span text:style-name="T5">sf-wgt-ascan</text:span></text:p>
          <draw:enhanced-geometry svg:viewBox="0 0 21600 21600" draw:type="rectangle" draw:enhanced-path="M 0 0 L 21600 0 21600 21600 0 21600 0 0 Z N"/>
        </draw:custom-shape>
        <draw:connector draw:style-name="gr53" draw:text-style-name="P7" draw:layer="layout" svg:x1="11.16cm" svg:y1="5.445cm" svg:x2="10.048cm" svg:y2="8.485cm" draw:start-shape="id20" draw:start-glue-point="3" draw:end-shape="id8" draw:end-glue-point="0" svg:d="M11160 5445h-1112v3040" svg:viewBox="0 0 1113 3041">
          <text:p/>
        </draw:connector>
        <draw:custom-shape draw:style-name="gr63" draw:text-style-name="P6" xml:id="id21" draw:id="id21" draw:layer="layout" svg:width="4.128cm" svg:height="1.27cm" svg:x="15.922cm" svg:y="5.88cm">
          <text:p text:style-name="P6"><text:span text:style-name="T1">Amplitude Palette</text:span></text:p>
          <text:p text:style-name="P6"><text:span text:style-name="T5">sf-pal-amplitude</text:span></text:p>
          <draw:enhanced-geometry svg:viewBox="0 0 21600 21600" draw:type="rectangle" draw:enhanced-path="M 0 0 L 21600 0 21600 21600 0 21600 0 0 Z N"/>
        </draw:custom-shape>
        <draw:custom-shape draw:style-name="gr63" draw:text-style-name="P6" xml:id="id22" draw:id="id22" draw:layer="layout" svg:width="4.128cm" svg:height="1.27cm" svg:x="15.922cm" svg:y="4.293cm">
          <text:p text:style-name="P6"><text:span text:style-name="T1">Simple Palette</text:span></text:p>
          <text:p text:style-name="P6"><text:span text:style-name="T5">sf-pal-si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7" draw:layer="layout" svg:x1="14.335cm" svg:y1="5.445cm" svg:x2="15.922cm" svg:y2="6.515cm" draw:start-shape="id20" draw:start-glue-point="1" draw:end-shape="id21" draw:end-glue-point="3" svg:d="M14335 5445h793v1070h794" svg:viewBox="0 0 1588 1071">
          <text:p/>
        </draw:connector>
        <draw:connector draw:style-name="gr56" draw:text-style-name="P7" draw:layer="layout" svg:x1="14.335cm" svg:y1="5.445cm" svg:x2="15.922cm" svg:y2="4.928cm" draw:start-shape="id20" draw:start-glue-point="1" draw:end-shape="id22" draw:end-glue-point="3" svg:d="M14335 5445h793v-517h794" svg:viewBox="0 0 1588 518">
          <text:p text:style-name="P7"><text:s text:c="7"/>pal</text:p>
        </draw:connector>
        <draw:custom-shape draw:style-name="gr61" draw:text-style-name="P6" xml:id="id23" draw:id="id23" draw:layer="layout" svg:width="3.81cm" svg:height="1.27cm" svg:x="5.445cm" svg:y="6.297cm">
          <text:p text:style-name="P6"><text:span text:style-name="T1">A-scan Graph</text:span></text:p>
          <text:p text:style-name="P6"><text:span text:style-name="T5">sf-wgt-ascan</text:span></text:p>
          <draw:enhanced-geometry svg:viewBox="0 0 21600 21600" draw:type="rectangle" draw:enhanced-path="M 0 0 L 21600 0 21600 21600 0 21600 0 0 Z N"/>
        </draw:custom-shape>
        <draw:connector draw:style-name="gr52" draw:text-style-name="P7" draw:layer="layout" svg:x1="9.255cm" svg:y1="6.932cm" svg:x2="10.048cm" svg:y2="8.485cm" draw:start-shape="id23" draw:start-glue-point="1" draw:end-shape="id8" draw:end-glue-point="0" svg:d="M9255 6932h793v1553" svg:viewBox="0 0 794 1554">
          <text:p text:style-name="P4">qt</text:p>
        </draw:connector>
        <draw:frame draw:style-name="gr64" draw:text-style-name="P3" draw:layer="layout" svg:width="5.349cm" svg:height="0.893cm" svg:x="1.026cm" svg:y="1.001cm">
          <draw:text-box>
            <text:p><text:span text:style-name="T1"><loext:page-name>&lt;page-name&gt;</loext:page-name></text:span></text:p>
          </draw:text-box>
        </draw:frame>
      </draw:page>
      <draw:page draw:name="Service Module" draw:style-name="dp1" draw:master-page-name="Default">
        <draw:frame draw:style-name="gr65" draw:text-style-name="P3" draw:layer="layout" svg:width="4.725cm" svg:height="0.893cm" svg:x="1.025cm" svg:y="1cm">
          <draw:text-box>
            <text:p><text:span text:style-name="T1"><loext:page-name>&lt;page-name&gt;</loext:page-name></text:span></text:p>
          </draw:text-box>
        </draw:frame>
        <draw:custom-shape draw:style-name="gr66" draw:text-style-name="P2" xml:id="id24" draw:id="id24" draw:layer="layout" svg:width="4.5cm" svg:height="1.214cm" svg:x="6cm" svg:y="3cm">
          <text:p text:style-name="P2"><text:span text:style-name="T1">InformationService</text:span></text:p>
          <text:p text:style-name="P6"><text:span text:style-name="T4">AppModule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xml:id="id25" draw:id="id25" draw:layer="layout" svg:width="4cm" svg:height="1.27cm" svg:x="4cm" svg:y="6cm">
          <text:p text:style-name="P6"><text:span text:style-name="T1">SocketServer</text:span></text:p>
          <text:p text:style-name="P6"><text:span text:style-name="T5">QTcpServer</text:span></text:p>
          <draw:enhanced-geometry svg:viewBox="0 0 21600 21600" draw:type="rectangle" draw:enhanced-path="M 0 0 L 21600 0 21600 21600 0 21600 0 0 Z N"/>
        </draw:custom-shape>
        <draw:connector draw:style-name="gr68" draw:text-style-name="P4" draw:layer="layout" svg:x1="8.25cm" svg:y1="4.214cm" svg:x2="6cm" svg:y2="6cm" draw:start-shape="id24" draw:start-glue-point="2" draw:end-shape="id25" svg:d="M8250 4214v893h-2250v893" svg:viewBox="0 0 2251 1787">
          <text:p/>
        </draw:connector>
        <draw:custom-shape draw:style-name="gr69" draw:text-style-name="P6" xml:id="id26" draw:id="id26" draw:layer="layout" svg:width="4cm" svg:height="1.27cm" svg:x="8.5cm" svg:y="6cm">
          <text:p text:style-name="P6"><text:span text:style-name="T1">SocketClient</text:span></text:p>
          <text:p text:style-name="P6"><text:span text:style-name="T5">QThread</text:span></text:p>
          <draw:enhanced-geometry svg:viewBox="0 0 21600 21600" draw:type="rectangle" draw:enhanced-path="M 0 0 L 21600 0 21600 21600 0 21600 0 0 Z N"/>
        </draw:custom-shape>
        <draw:connector draw:style-name="gr68" draw:text-style-name="P4" draw:layer="layout" svg:x1="8.25cm" svg:y1="4.214cm" svg:x2="10.5cm" svg:y2="6cm" draw:start-shape="id24" draw:start-glue-point="2" draw:end-shape="id26" svg:d="M8250 4214v893h2250v893" svg:viewBox="0 0 2251 1787">
          <text:p/>
        </draw:connector>
        <draw:custom-shape draw:style-name="gr67" draw:text-style-name="P6" xml:id="id27" draw:id="id27" draw:layer="layout" svg:width="4cm" svg:height="1.27cm" svg:x="4cm" svg:y="8.98cm">
          <text:p text:style-name="P6"><text:span text:style-name="T1">ServerConnector</text:span></text:p>
          <text:p text:style-name="P6"><text:span text:style-name="T5">QObject</text:span></text:p>
          <draw:enhanced-geometry svg:viewBox="0 0 21600 21600" draw:type="rectangle" draw:enhanced-path="M 0 0 L 21600 0 21600 21600 0 21600 0 0 Z N"/>
        </draw:custom-shape>
        <draw:connector draw:style-name="gr70" draw:text-style-name="P7" draw:layer="layout" svg:x1="6cm" svg:y1="7.27cm" svg:x2="6cm" svg:y2="8.98cm" draw:start-shape="id25" draw:start-glue-point="2" draw:end-shape="id27" svg:d="M6000 7270v1710" svg:viewBox="0 0 1 1711">
          <text:p text:style-name="P4">Per incomming connection</text:p>
        </draw:connector>
        <draw:line draw:style-name="gr71" draw:text-style-name="P4" draw:layer="layout" svg:x1="22.5cm" svg:y1="1.5cm" svg:x2="22.5cm" svg:y2="19.125cm">
          <text:p/>
        </draw:line>
        <draw:frame draw:style-name="gr72" draw:text-style-name="P10" draw:layer="layout" svg:width="2.25cm" svg:height="0.865cm" svg:x="19.125cm" svg:y="1.625cm">
          <draw:text-box>
            <text:p>Main</text:p>
          </draw:text-box>
        </draw:frame>
        <draw:frame draw:style-name="gr72" draw:text-style-name="P10" draw:layer="layout" svg:width="2.25cm" svg:height="0.865cm" svg:x="23.75cm" svg:y="1.625cm">
          <draw:text-box>
            <text:p>Server</text:p>
          </draw:text-box>
        </draw:frame>
        <draw:frame draw:style-name="gr73" draw:layer="layout" svg:width="3.25cm" svg:height="0.625cm" svg:x="18.25cm" svg:y="3cm">
          <draw:text-box>
            <text:p>Var.Eve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cccccc" draw:start-intensity="100%" draw:end-intensity="100%" draw:angle="30deg" draw:border="0%"/>
    <draw:gradient draw:name="Gradient_20_8" draw:display-name="Gradient 8" draw:style="linear" draw:start-color="#91beee" draw:end-color="#3465a4" draw:start-intensity="100%" draw:end-intensity="100%" draw:angle="30deg" draw:border="0%"/>
    <draw:gradient draw:name="Gradient_20_9" draw:display-name="Gradient 9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808080" draw:distance="0.305cm" draw:rotation="450"/>
    <draw:marker draw:name="Arrow" svg:viewBox="0 0 20 30" svg:d="M10 0l-10 30h20z"/>
    <draw:marker draw:name="Arrowheads_20_1" draw:display-name="Arrowheads 1" svg:viewBox="0 0 20 20" svg:d="M0 20l10-20 10 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normal"/>
    </style:style>
    <style:style style:name="Filled" style:family="graphic" style:parent-style-name="Shapes">
      <style:graphic-properties draw:stroke="solid" svg:stroke-width="0.05cm" svg:stroke-color="#000000" draw:marker-start-width="0.275cm" draw:marker-end-width="0.275cm" draw:fill="gradient" draw:fill-gradient-name="Gradient_20_10" draw:gradient-step-count="64" draw:textarea-horizontal-align="left" draw:textarea-vertical-align="top" fo:padding-top="0.2cm" fo:padding-bottom="0.2cm" fo:padding-left="0.2cm" fo:padding-right="0.2cm" draw:shadow-color="#000000"/>
      <style:paragraph-properties>
        <style:tab-stops/>
      </style:paragraph-properties>
      <style:text-properties fo:font-size="13pt"/>
    </style:style>
    <style:style style:name="Filled_20_Blue" style:display-name="Filled Blue" style:family="graphic" style:parent-style-name="Filled">
      <style:graphic-properties svg:stroke-color="#006699" draw:fill="gradient" draw:fill-gradient-name="Gradient_20_8" draw:gradient-step-count="64" draw:textarea-horizontal-align="left"/>
    </style:style>
    <style:style style:name="Filled_20_Green" style:display-name="Filled Green" style:family="graphic" style:parent-style-name="Filled">
      <style:graphic-properties svg:stroke-color="#2e8b57" draw:fill="gradient" draw:fill-gradient-name="Gradient_20_9" draw:gradient-step-count="0"/>
      <style:text-properties style:use-window-font-color="true" loext:opacity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svg:stroke-color="#ff4200" draw:fill-gradient-name="Filled_20_Red"/>
      <style:text-properties style:use-window-font-color="true" loext:opacity="0%"/>
    </style:style>
    <style:style style:name="Filled_20_Yellow" style:display-name="Filled Yellow" style:family="graphic" style:parent-style-name="Filled">
      <style:graphic-properties svg:stroke-color="#cd853f" draw:fill-gradient-name="Filled_20_Yellow"/>
      <style:text-properties style:use-window-font-color="true" loext:opacity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  <style:style style:name="Page_20_Title" style:display-name="Page Title" style:family="graphic" style:parent-style-name="Text">
      <style:graphic-properties svg:stroke-width="0.05cm" svg:stroke-color="#666666" draw:marker-start-width="0.275cm" draw:marker-end-width="0.275cm" draw:fill="solid" draw:fill-color="#b2b2b2" draw:textarea-vertical-align="middle"/>
      <style:paragraph-properties fo:text-align="center"/>
      <style:text-properties fo:font-size="16pt"/>
    </style:style>
    <style:style style:name="Range_20_Lime" style:display-name="Range Lime" style:family="graphic" style:parent-style-name="Range">
      <style:graphic-properties draw:fill="solid" draw:fill-color="#81d41a"/>
    </style:style>
    <style:style style:name="Range_20_Navy" style:display-name="Range Navy" style:family="graphic" style:parent-style-name="Range">
      <style:graphic-properties draw:fill="solid" draw:fill-color="#000080"/>
    </style:style>
    <style:style style:name="Thick_20_Dashed" style:display-name="Thick Dashed" style:family="graphic" style:parent-style-name="Lines">
      <style:graphic-properties draw:stroke="dash" draw:stroke-dash="Fine_20_Dashed" svg:stroke-width="0.05cm" draw:marker-start-width="0.275cm" draw:marker-end-width="0.275cm" svg:stroke-linecap="butt" draw:textarea-horizontal-align="center" draw:textarea-vertical-align="middle"/>
      <style:text-properties fo:font-size="10pt"/>
    </style:style>
    <style:style style:name="Thick" style:family="graphic" style:parent-style-name="Lines">
      <style:graphic-properties svg:stroke-width="0.05cm" draw:marker-start-width="0.275cm" draw:marker-end-width="0.275cm" svg:stroke-linecap="round"/>
      <style:text-properties fo:font-size="10pt"/>
    </style:style>
    <style:style style:name="Filled_20_Black" style:display-name="Filled Black" style:family="graphic" style:parent-style-name="Filled">
      <style:graphic-properties draw:fill="solid" draw:fill-color="#000000"/>
    </style:style>
    <style:style style:name="Bordered" style:family="graphic" style:parent-style-name="Graphic">
      <style:graphic-properties draw:stroke="dash" draw:stroke-dash="_32__20_Dots_20_1_20_Dash" svg:stroke-width="0.05cm" svg:stroke-color="#000000" draw:marker-start-width="0.275cm" draw:marker-end-width="0.275cm" draw:fill="none" draw:fill-color="#ffffff" draw:textarea-horizontal-align="left" fo:padding-top="0.2cm" fo:padding-bottom="0.2cm" fo:padding-left="0.2cm" fo:padding-right="0.2cm" draw:shadow-color="#000000"/>
      <style:text-properties fo:font-size="16pt" fo:font-weight="bold"/>
    </style:style>
    <style:style style:name="Filled_20_Magenta" style:display-name="Filled Magenta" style:family="graphic" style:parent-style-name="Filled">
      <style:graphic-properties svg:stroke-color="#a1467e" draw:fill="solid" draw:fill-color="#bf819e"/>
    </style:style>
    <style:style style:name="Filled_20_Hatched" style:display-name="Filled Hatched" style:family="graphic" style:parent-style-name="Filled">
      <style:graphic-properties draw:fill="hatch" draw:fill-hatch-name="Red_20_90_20_Degrees_20_Crossed_20_1" draw:fill-hatch-solid="false"/>
    </style:style>
    <style:style style:name="Event" style:family="graphic" style:parent-style-name="A4">
      <style:graphic-properties draw:stroke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2-07-26T17:45:22.598261484</dc:date>
    <meta:editing-duration>PT6H36M53S</meta:editing-duration>
    <meta:editing-cycles>59</meta:editing-cycles>
    <meta:generator>LibreOffice/7.3.4.2$Linux_X86_64 LibreOffice_project/30$Build-2</meta:generator>
    <meta:document-statistic meta:object-count="150"/>
  </office:meta>
</office:document-meta>
</file>